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4">
      <style:paragraph-properties fo:text-align="justify" style:justify-single-word="false"/>
      <style:text-properties fo:font-weight="normal" officeooo:rsid="00181527" officeooo:paragraph-rsid="00181527" style:font-weight-asian="normal" style:font-weight-complex="normal"/>
    </style:style>
    <style:style style:name="P2" style:family="paragraph" style:parent-style-name="Standard">
      <style:paragraph-properties fo:text-align="end" style:justify-single-word="false"/>
      <style:text-properties officeooo:rsid="000981e4" officeooo:paragraph-rsid="000981e4"/>
    </style:style>
    <style:style style:name="P3" style:family="paragraph" style:parent-style-name="Standard">
      <style:paragraph-properties fo:text-align="justify" style:justify-single-word="false"/>
      <style:text-properties officeooo:paragraph-rsid="00170b86"/>
    </style:style>
    <style:style style:name="P4" style:family="paragraph" style:parent-style-name="Standard">
      <style:paragraph-properties fo:text-align="end" style:justify-single-word="false"/>
      <style:text-properties fo:font-size="10pt" officeooo:rsid="000981e4" officeooo:paragraph-rsid="000981e4" style:font-size-asian="10pt" style:font-size-complex="10pt"/>
    </style:style>
    <style:style style:name="P5" style:family="paragraph" style:parent-style-name="Standard">
      <style:paragraph-properties fo:text-align="justify" style:justify-single-word="false"/>
      <style:text-properties fo:font-size="10pt" officeooo:paragraph-rsid="000af311" style:font-size-asian="10pt" style:font-size-complex="10pt"/>
    </style:style>
    <style:style style:name="P6" style:family="paragraph" style:parent-style-name="Standard">
      <style:paragraph-properties fo:text-align="end" style:justify-single-word="false"/>
      <style:text-properties fo:font-size="10pt" fo:font-weight="bold" officeooo:rsid="000981e4" officeooo:paragraph-rsid="000981e4" style:font-size-asian="10pt" style:font-weight-asian="bold" style:font-size-complex="10pt" style:font-weight-complex="bold"/>
    </style:style>
    <style:style style:name="P7" style:family="paragraph" style:parent-style-name="Standard">
      <style:paragraph-properties fo:text-align="justify" style:justify-single-word="false"/>
      <style:text-properties fo:font-size="10pt" fo:font-weight="bold" officeooo:rsid="0012a9d8" officeooo:paragraph-rsid="0012a9d8" style:font-size-asian="10pt" style:font-weight-asian="bold" style:font-size-complex="10pt" style:font-weight-complex="bold"/>
    </style:style>
    <style:style style:name="P8" style:family="paragraph" style:parent-style-name="Standard">
      <style:paragraph-properties fo:text-align="justify" style:justify-single-word="false"/>
      <style:text-properties fo:font-size="10pt" fo:font-weight="normal" officeooo:rsid="000981e4" officeooo:paragraph-rsid="000981e4"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font-size="10pt" fo:font-weight="normal" officeooo:rsid="000af311" officeooo:paragraph-rsid="000af311"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font-size="10pt" fo:font-weight="normal" officeooo:rsid="000af311" officeooo:paragraph-rsid="000cdc09"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font-size="10pt" fo:font-weight="normal" officeooo:rsid="000cdc09" officeooo:paragraph-rsid="000cdc09"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font-size="10pt" fo:font-weight="normal" officeooo:rsid="000ed9ad" officeooo:paragraph-rsid="000ed9ad" style:font-size-asian="10pt" style:font-weight-asian="normal" style:font-size-complex="10pt" style:font-weight-complex="normal"/>
    </style:style>
    <style:style style:name="P13" style:family="paragraph" style:parent-style-name="Standard" style:list-style-name="L1">
      <style:paragraph-properties fo:text-align="justify" style:justify-single-word="false"/>
      <style:text-properties fo:font-size="10pt" fo:font-weight="normal" officeooo:rsid="0010b001" officeooo:paragraph-rsid="0010b596" style:font-size-asian="10pt" style:font-weight-asian="normal" style:font-size-complex="10pt" style:font-weight-complex="normal"/>
    </style:style>
    <style:style style:name="P14" style:family="paragraph" style:parent-style-name="Standard" style:list-style-name="L1">
      <style:paragraph-properties fo:text-align="justify" style:justify-single-word="false"/>
      <style:text-properties fo:font-size="10pt" fo:font-weight="normal" officeooo:rsid="0010b001" officeooo:paragraph-rsid="001516ee" style:font-size-asian="10pt" style:font-weight-asian="normal" style:font-size-complex="10pt" style:font-weight-complex="normal"/>
    </style:style>
    <style:style style:name="P15" style:family="paragraph" style:parent-style-name="Standard" style:list-style-name="L1">
      <style:paragraph-properties fo:text-align="justify" style:justify-single-word="false"/>
      <style:text-properties fo:font-size="10pt" fo:font-weight="normal" officeooo:rsid="0010b596" officeooo:paragraph-rsid="0010b596" style:font-size-asian="10pt" style:font-weight-asian="normal" style:font-size-complex="10pt" style:font-weight-complex="normal"/>
    </style:style>
    <style:style style:name="P16" style:family="paragraph" style:parent-style-name="Standard" style:list-style-name="L1">
      <style:paragraph-properties fo:text-align="justify" style:justify-single-word="false"/>
      <style:text-properties fo:font-size="10pt" fo:font-weight="normal" officeooo:rsid="00111883" officeooo:paragraph-rsid="00111883"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size="10pt" fo:font-weight="normal" officeooo:rsid="0012a9d8" officeooo:paragraph-rsid="0012a9d8" style:font-size-asian="10pt" style:font-weight-asian="normal" style:font-size-complex="10pt" style:font-weight-complex="normal"/>
    </style:style>
    <style:style style:name="P18" style:family="paragraph" style:parent-style-name="Standard" style:list-style-name="L1">
      <style:paragraph-properties fo:text-align="justify" style:justify-single-word="false"/>
      <style:text-properties fo:font-size="10pt" fo:font-weight="normal" officeooo:rsid="0012a9d8" officeooo:paragraph-rsid="0012a9d8" style:font-size-asian="10pt" style:font-weight-asian="normal" style:font-size-complex="10pt" style:font-weight-complex="normal"/>
    </style:style>
    <style:style style:name="P19" style:family="paragraph" style:parent-style-name="Standard" style:list-style-name="L3">
      <style:paragraph-properties fo:text-align="justify" style:justify-single-word="false"/>
      <style:text-properties fo:font-size="10pt" fo:font-weight="normal" officeooo:rsid="0012a9d8" officeooo:paragraph-rsid="0012a9d8" style:font-size-asian="10pt" style:font-weight-asian="normal" style:font-size-complex="10pt" style:font-weight-complex="normal"/>
    </style:style>
    <style:style style:name="P20" style:family="paragraph" style:parent-style-name="Standard" style:list-style-name="L5">
      <style:paragraph-properties fo:text-align="justify" style:justify-single-word="false"/>
      <style:text-properties fo:font-size="10pt" fo:font-weight="normal" officeooo:rsid="0012a9d8" officeooo:paragraph-rsid="0012a9d8"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fo:font-weight="normal" officeooo:rsid="000cdc09" style:font-weight-asian="normal" style:font-weight-complex="normal"/>
    </style:style>
    <style:style style:name="T3" style:family="text">
      <style:text-properties fo:font-weight="normal" officeooo:rsid="000af311"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0b596"/>
    </style:style>
    <style:style style:name="T6" style:family="text">
      <style:text-properties officeooo:rsid="0012a9d8"/>
    </style:style>
    <style:style style:name="T7" style:family="text">
      <style:text-properties officeooo:rsid="00145fac"/>
    </style:style>
    <style:style style:name="T8" style:family="text">
      <style:text-properties fo:font-size="10pt" style:font-size-asian="10pt" style:font-size-complex="10pt"/>
    </style:style>
    <style:style style:name="T9" style:family="text">
      <style:text-properties fo:font-size="10pt" officeooo:rsid="00173f12" style:font-size-asian="10pt" style:font-size-complex="10pt"/>
    </style:style>
    <style:style style:name="T10" style:family="text">
      <style:text-properties fo:font-size="10pt" style:text-underline-style="solid" style:text-underline-width="auto" style:text-underline-color="font-color" style:font-size-asian="10pt" style:font-size-complex="10pt"/>
    </style:style>
    <style:style style:name="T11" style:family="text">
      <style:text-properties fo:font-size="10pt" fo:font-weight="bold" officeooo:rsid="00170b86" style:font-size-asian="10pt" style:font-weight-asian="bold" style:font-size-complex="10pt" style:font-weight-complex="bold"/>
    </style:style>
    <style:style style:name="T12" style:family="text">
      <style:text-properties fo:font-size="10pt" fo:font-weight="bold" officeooo:rsid="00173f12" style:font-size-asian="10pt" style:font-weight-asian="bold" style:font-size-complex="10pt" style:font-weight-complex="bold"/>
    </style:style>
    <style:style style:name="T13" style:family="text">
      <style:text-properties officeooo:rsid="00170b86"/>
    </style:style>
    <style:style style:name="T14" style:family="text">
      <style:text-properties officeooo:rsid="00173f12"/>
    </style:style>
    <style:style style:name="T15" style:family="text">
      <style:text-properties officeooo:rsid="001c36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osé Carlos Estanislao Márquez Montesinos</text:p>
      <text:p text:style-name="P4"><text:span text:style-name="T1">Cel</text:span>: (+56)967152977</text:p>
      <text:p text:style-name="P2"><text:span text:style-name="T10">Mail</text:span><text:span text:style-name="T8">: </text:span><text:a xlink:type="simple" xlink:href="mailto:jose.marquez@utalca.cl" text:style-name="Internet_20_link" text:visited-style-name="Visited_20_Internet_20_Link"><text:span text:style-name="T8">jose.marquez@utalca.cl</text:span></text:a><text:span text:style-name="T8"> / </text:span><text:a xlink:type="simple" xlink:href="mailto:jcemarquezm@gmail.com" text:style-name="Internet_20_link" text:visited-style-name="Visited_20_Internet_20_Link"><text:span text:style-name="T8">jcemarquezm@gmail.com</text:span></text:a></text:p>
      <text:p text:style-name="P6">FORMACIÓN ACADÉMICA</text:p>
      <text:p text:style-name="P8"/>
      <text:p text:style-name="P8">Doctorado en Ciencias mensión Modelado de Sistemas Químicos y Biológicos</text:p>
      <text:p text:style-name="P8">Universidad de Talca</text:p>
      <text:p text:style-name="P9">Talca, Chile (2019 – presente)</text:p>
      <text:p text:style-name="P9"/>
      <text:p text:style-name="P5"><text:span text:style-name="T2">Magíster</text:span><text:span text:style-name="T3"> en Nutrición</text:span></text:p>
      <text:p text:style-name="P9">Universidad Nacional Agraria La Molina</text:p>
      <text:p text:style-name="P9">Lima, Perú (2016 – 2018)</text:p>
      <text:p text:style-name="P9"/>
      <text:p text:style-name="P11">Biólogo</text:p>
      <text:p text:style-name="P10">Universidad Nacional Agraria La Molina</text:p>
      <text:p text:style-name="P11">Lima, Perú (2009 - 2013) </text:p>
      <text:p text:style-name="P9"/>
      <text:p text:style-name="P9"><text:span text:style-name="T4">PARTICIPACIÓN EN PROYECTOS DE INVESTIGACIÓN</text:span> </text:p>
      <text:p text:style-name="P12"/>
      <text:list xml:id="list3765001608" text:style-name="L1">
        <text:list-item>
          <text:p text:style-name="P14">Marzo 2019 – presente. Universidad de Talca, <text:span text:style-name="T5">Chile.</text:span></text:p>
          <text:p text:style-name="P14">Proyecto fondecyt n° 1191133 “structural insights into the mechanism of multi-channel blockers of atrial ion channels” <text:span text:style-name="T5">(Tesista)</text:span></text:p>
          <text:p text:style-name="P13"/>
        </text:list-item>
        <text:list-item>
          <text:p text:style-name="P15">Agosto 2018 – presente. Universidad CEU San Pablo, España.</text:p>
          <text:p text:style-name="P15">“Diseño de aptámeros para la detección de serotipos de Legionella por medio de la proteína MIP” (Colaborador)</text:p>
          <text:p text:style-name="P15"/>
        </text:list-item>
        <text:list-item>
          <text:p text:style-name="P16">Marzo 2016 – Marzo 2018. <text:span text:style-name="T6">Universidad Nacional Agraria La Molina. Perú.</text:span></text:p>
          <text:p text:style-name="P18">Proyecto Concytec “Efecto de la administración de aceite de sacha inchi (Plukenetia volubilis), aceite de linaza (Linum usitatissimum) y aceite de oliva (Olea europea) sobre la expresión génica de PPAR, y UCP3 en ratas inducidas a obesidad” (Tesista)</text:p>
        </text:list-item>
      </text:list>
      <text:p text:style-name="P17"/>
      <text:p text:style-name="P7">PARTICIPACIÓN EN EVENTOS CIENTÍFICOS</text:p>
      <text:p text:style-name="P7"/>
      <text:list xml:id="list3946340389" text:style-name="L3">
        <text:list-item>
          <text:p text:style-name="P19">José Márquez Montesinos, Laura Sánchez Aros, Iñaki Hojas Riquelme, Gabriel Núñez Vivanco, Alejandro Valdés Jiménez, Niels Decher, Wendy González Diaz, Interaction of amide local anesthetic drugs with atrial ion channels Kv1.5, TASK-1 and Nav1.5 residues, Third International Conference in Bioinformatics, Simulations and Modeling (iCBSM) 2019 - (iCBSM2019), CHILE, TALCA, 2019</text:p>
          <text:p text:style-name="P19"/>
        </text:list-item>
        <text:list-item>
          <text:p text:style-name="P19">José Márquez, Nutrigenómica, I Curso Internacional de Nutrigenómica, PERU, Lima, 2018</text:p>
          <text:p text:style-name="P19"/>
        </text:list-item>
        <text:list-item>
          <text:p text:style-name="P19">José Márquez, Eduardo Fuentes, Haydee Cardenas, Relación molecular entre obesidad y anemia utilizando técnicas de minería de text<text:span text:style-name="T7">o</text:span>, XIII Congreso Peruano de Nutrición, SOPENUT, PERU, Lima, 2017</text:p>
        </text:list-item>
      </text:list>
      <text:p text:style-name="P17"/>
      <text:p text:style-name="P7">PUBLICACIONES</text:p>
      <text:p text:style-name="P17"/>
      <text:list xml:id="list2337376914" text:style-name="L5">
        <text:list-item>
          <text:p text:style-name="P20">Aytug Kiper, Sarah Stalke, Stefanie Marzian, et al. Identification of an essential binding site for local anesthetics in the ‘side pockets´ of Kv1 channels. Authorea. April 01, 2020. DOI: 10.22541/au.158575923.31463773</text:p>
        </text:list-item>
      </text:list>
      <text:p text:style-name="P17"/>
      <text:p text:style-name="P3"><text:span text:style-name="T11">EXPERIENCIA </text:span><text:span text:style-name="T12">PROFESIONAL</text:span></text:p>
      <text:p text:style-name="P3"><text:span text:style-name="T12"/></text:p>
      <text:list xml:id="list725101265" text:style-name="L4">
        <text:list-item>
          <text:p text:style-name="P1"><text:span text:style-name="T9">E</text:span><text:span text:style-name="T8">nero 2019 – Marzo 2019. Life Chemicals. Ucrania</text:span></text:p>
          <text:p text:style-name="P1"><text:span text:style-name="T8">Quimimica informática (Pasante)</text:span></text:p>
          <text:p text:style-name="P1"><text:span text:style-name="T8"/></text:p>
        </text:list-item>
        <text:list-item>
          <text:p text:style-name="P1"><text:span text:style-name="T8">Diciembre 2014 – Marzo 2016. CERPER S.A. Perú</text:span></text:p>
          <text:p text:style-name="P1"><text:span text:style-name="T8">Diagnóstico Molecular (Analista)</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Times,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7T10:44:39.842732759</meta:creation-date>
    <dc:date>2020-07-17T13:10:26.361437472</dc:date>
    <meta:editing-duration>PT54M10S</meta:editing-duration>
    <meta:editing-cycles>14</meta:editing-cycles>
    <meta:generator>LibreOffice/6.4.4.2$Linux_X86_64 LibreOffice_project/40$Build-2</meta:generator>
    <meta:document-statistic meta:table-count="0" meta:image-count="0" meta:object-count="0" meta:page-count="1" meta:paragraph-count="36" meta:word-count="319" meta:character-count="2235" meta:non-whitespace-character-count="1957"/>
  </office:meta>
</office:document-meta>
</file>